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26pt"/>
    </style:style>
    <style:style style:name="co3" style:family="table-column">
      <style:table-column-properties fo:break-before="auto" style:column-width="83.45pt"/>
    </style:style>
    <style:style style:name="co4" style:family="table-column">
      <style:table-column-properties fo:break-before="auto" style:column-width="80.36pt"/>
    </style:style>
    <style:style style:name="co5" style:family="table-column">
      <style:table-column-properties fo:break-before="auto" style:column-width="101.25pt"/>
    </style:style>
    <style:style style:name="co6" style:family="table-column">
      <style:table-column-properties fo:break-before="auto" style:column-width="88.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2.01pt"/>
    </style:style>
    <style:style style:name="ce3" style:family="table-cell" style:parent-style-name="Default" style:data-style-name="N11"/>
    <style:style style:name="ce4" style:family="table-cell" style:parent-style-name="Default" style:data-style-name="N0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11.87pt" svg:y="124.47pt">
            <draw:object draw:notify-on-update-of-ranges="Sheet1.G2:Sheet1.G7 Sheet1.H1:Sheet1.H1 Sheet1.H2:Sheet1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Standard curve analysis</svg:title>
          </draw:frame>
          <draw:frame draw:z-index="1" draw:style-name="gr1" draw:text-style-name="P1" svg:width="499.49pt" svg:height="270.91pt" svg:x="283.32pt" svg:y="423.21pt">
            <draw:object draw:notify-on-update-of-ranges="Sheet1.B30:Sheet1.B36 Sheet1.C29:Sheet1.C29 Sheet1.C30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icebp1</text:p>
          </table:table-cell>
          <table:table-cell table:style-name="ce1" office:value-type="float" office:value="24.9548606872559" calcext:value-type="float">
            <text:p>24.9548606872559</text:p>
          </table:table-cell>
          <table:table-cell table:formula="of:=AVERAGE([.B1:.B3])" office:value-type="float" office:value="24.9120025634766" calcext:value-type="float">
            <text:p>24.9120025634766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/>
          <table:table-cell table:style-name="ce1" office:value-type="float" office:value="24.9548721313477" calcext:value-type="float">
            <text:p>24.954872131347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4.8262748718262" calcext:value-type="float">
            <text:p>24.826274871826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formula="of:=LOG([.F3])" office:value-type="float" office:value="-0.698970004336019" calcext:value-type="float">
            <text:p>-0.698970004336019</text:p>
          </table:table-cell>
          <table:table-cell office:value-type="float" office:value="27.1600704193115" calcext:value-type="float">
            <text:p>27.1600704193115</text:p>
          </table:table-cell>
        </table:table-row>
        <table:table-row table:style-name="ro1">
          <table:table-cell/>
          <table:table-cell table:style-name="ce1" office:value-type="float" office:value="26.9985332489014" calcext:value-type="float">
            <text:p>26.9985332489014</text:p>
          </table:table-cell>
          <table:table-cell table:formula="of:=AVERAGE([.B4:.B6])" office:value-type="float" office:value="27.1600704193115" calcext:value-type="float">
            <text:p>27.160070419311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formula="of:=LOG([.F4])" office:value-type="float" office:value="-1.39794000867204" calcext:value-type="float">
            <text:p>-1.39794000867204</text:p>
          </table:table-cell>
          <table:table-cell office:value-type="float" office:value="28.0696627298991" calcext:value-type="float">
            <text:p>28.0696627298991</text:p>
          </table:table-cell>
        </table:table-row>
        <table:table-row table:style-name="ro1">
          <table:table-cell/>
          <table:table-cell table:style-name="ce1" office:value-type="float" office:value="27.3017024993896" calcext:value-type="float">
            <text:p>27.3017024993896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table:formula="of:=LOG([.F5])" office:value-type="float" office:value="-2.22184874961636" calcext:value-type="float">
            <text:p>-2.22184874961636</text:p>
          </table:table-cell>
          <table:table-cell office:value-type="float" office:value="29.6106847127279" calcext:value-type="float">
            <text:p>29.6106847127279</text:p>
          </table:table-cell>
        </table:table-row>
        <table:table-row table:style-name="ro1">
          <table:table-cell/>
          <table:table-cell table:style-name="ce1" office:value-type="float" office:value="27.1799755096436" calcext:value-type="float">
            <text:p>27.1799755096436</text:p>
          </table:table-cell>
          <table:table-cell table:number-columns-repeated="3"/>
          <table:table-cell office:value-type="float" office:value="0.0016" calcext:value-type="float">
            <text:p>0.0016</text:p>
          </table:table-cell>
          <table:table-cell table:formula="of:=LOG([.F6])" office:value-type="float" office:value="-2.79588001734407" calcext:value-type="float">
            <text:p>-2.79588001734407</text:p>
          </table:table-cell>
          <table:table-cell office:value-type="float" office:value="32.2184982299805" calcext:value-type="float">
            <text:p>32.2184982299805</text:p>
          </table:table-cell>
        </table:table-row>
        <table:table-row table:style-name="ro1">
          <table:table-cell/>
          <table:table-cell table:style-name="ce1" office:value-type="float" office:value="28.2560443878174" calcext:value-type="float">
            <text:p>28.2560443878174</text:p>
          </table:table-cell>
          <table:table-cell table:formula="of:=AVERAGE([.B7:.B9])" office:value-type="float" office:value="28.0696627298991" calcext:value-type="float">
            <text:p>28.06966272989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8.1368503570557" calcext:value-type="float">
            <text:p>28.136850357055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7.8160934448242" calcext:value-type="float">
            <text:p>27.816093444824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.7081642150879" calcext:value-type="float">
            <text:p>29.7081642150879</text:p>
          </table:table-cell>
          <table:table-cell table:formula="of:=AVERAGE([.B10:.B12])" office:value-type="float" office:value="29.6106847127279" calcext:value-type="float">
            <text:p>29.61068471272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9.4589748382568" calcext:value-type="float">
            <text:p>29.4589748382568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.6649150848389" calcext:value-type="float">
            <text:p>29.664915084838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1.9384956359863" calcext:value-type="float">
            <text:p>31.9384956359863</text:p>
          </table:table-cell>
          <table:table-cell table:formula="of:=AVERAGE([.B13:.B15])" office:value-type="float" office:value="32.2184982299805" calcext:value-type="float">
            <text:p>32.21849822998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2.7794761657715" calcext:value-type="float">
            <text:p>32.779476165771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1.9375228881836" calcext:value-type="float">
            <text:p>31.937522888183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6.1520729064941" calcext:value-type="float">
            <text:p>36.1520729064941</text:p>
          </table:table-cell>
          <table:table-cell table:formula="of:=AVERAGE([.B16:.B17])" office:value-type="float" office:value="36.633186340332" calcext:value-type="float">
            <text:p>36.6331863403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7.1142997741699" calcext:value-type="float">
            <text:p>37.1142997741699</text:p>
          </table:table-cell>
          <table:table-cell table:number-columns-repeated="6"/>
        </table:table-row>
        <table:table-row table:style-name="ro2" table:number-rows-repeated="11">
          <table:table-cell table:number-columns-repeated="8"/>
        </table:table-row>
        <table:table-row table:style-name="ro2">
          <table:table-cell office:value-type="string" calcext:value-type="string">
            <text:p>pricebp2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23.5523738861084" calcext:value-type="float">
            <text:p>23.5523738861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698970004336019" calcext:value-type="float">
            <text:p>-0.698970004336019</text:p>
          </table:table-cell>
          <table:table-cell table:style-name="ce1" office:value-type="float" office:value="25.7204208374023" calcext:value-type="float">
            <text:p>25.72042083740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39794000867204" calcext:value-type="float">
            <text:p>-1.39794000867204</text:p>
          </table:table-cell>
          <table:table-cell table:style-name="ce1" office:value-type="float" office:value="26.7424926757812" calcext:value-type="float">
            <text:p>26.7424926757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22184874961636" calcext:value-type="float">
            <text:p>-2.22184874961636</text:p>
          </table:table-cell>
          <table:table-cell table:style-name="ce1" office:value-type="float" office:value="28.0092220306396" calcext:value-type="float">
            <text:p>28.00922203063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.79588001734407" calcext:value-type="float">
            <text:p>-2.79588001734407</text:p>
          </table:table-cell>
          <table:table-cell table:style-name="ce1" office:value-type="float" office:value="30.5328121185303" calcext:value-type="float">
            <text:p>30.53281211853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.49485002168009" calcext:value-type="float">
            <text:p>-3.49485002168009</text:p>
          </table:table-cell>
          <table:table-cell table:style-name="ce1" office:value-type="float" office:value="34.4858055114746" calcext:value-type="float">
            <text:p>34.4858055114746</text:p>
          </table:table-cell>
          <table:table-cell table:number-columns-repeated="5"/>
        </table:table-row>
        <table:table-row table:style-name="ro1">
          <table:table-cell/>
          <table:table-cell table:formula="of:=LOG(0.000064)" office:value-type="float" office:value="-4.19382002601611" calcext:value-type="float">
            <text:p>-4.19382002601611</text:p>
          </table:table-cell>
          <table:table-cell table:style-name="ce1" office:value-type="float" office:value="34.3028411865234" calcext:value-type="float">
            <text:p>34.30284118652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507.17pt" svg:height="301.49pt" svg:x="399.37pt" svg:y="274.48pt">
            <draw:object draw:notify-on-update-of-ranges="Sheet2.N9:Sheet2.N13 Sheet2.O9:Sheet2.O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22.65pt" svg:height="306.57pt" svg:x="275.27pt" svg:y="991.39pt">
            <draw:object draw:notify-on-update-of-ranges="Sheet2.J60:Sheet2.J64 Sheet2.K60:Sheet2.K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Block Type</text:p>
          </table:table-cell>
          <table:table-cell office:value-type="string" calcext:value-type="string">
            <text:p>96well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Chemistry</text:p>
          </table:table-cell>
          <table:table-cell office:value-type="string" calcext:value-type="string">
            <text:p>SYBR_GREEN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Experiment File Name</text:p>
          </table:table-cell>
          <table:table-cell office:value-type="string" calcext:value-type="string">
            <text:p>D:\syk\2018\20180321\dlk.ed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Experiment Run End Time</text:p>
          </table:table-cell>
          <table:table-cell office:value-type="string" calcext:value-type="string">
            <text:p>Not Started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Instrument Type</text:p>
          </table:table-cell>
          <table:table-cell office:value-type="string" calcext:value-type="string">
            <text:p>steponeplu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Passive Reference</text:p>
          </table:table-cell>
          <table:table-cell office:value-type="string" calcext:value-type="string">
            <text:p>ROX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2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Target Name</text:p>
          </table:table-cell>
          <table:table-cell office:value-type="string" calcext:value-type="string">
            <text:p>Cт</text:p>
          </table:table-cell>
          <table:table-cell office:value-type="string" calcext:value-type="string">
            <text:p>Cт Mean</text:p>
          </table:table-cell>
          <table:table-cell office:value-type="string" calcext:value-type="string">
            <text:p>Cт 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Sample 1:1</text:p>
          </table:table-cell>
          <table:table-cell office:value-type="string" calcext:value-type="string">
            <text:p>priceb-1</text:p>
          </table:table-cell>
          <table:table-cell office:value-type="float" office:value="24.9548606872559" calcext:value-type="float">
            <text:p>24.9548606872559</text:p>
          </table:table-cell>
          <table:table-cell office:value-type="float" office:value="24.9120025634766" calcext:value-type="float">
            <text:p>24.9120025634766</text:p>
          </table:table-cell>
          <table:table-cell office:value-type="float" office:value="0.0742423608899117" calcext:value-type="float">
            <text:p>0.074242360889912</text:p>
          </table:table-cell>
          <table:table-cell table:number-columns-repeated="4"/>
          <table:table-cell table:style-name="ce1" office:value-type="string" calcext:value-type="string">
            <text:p>Sample 1:1</text:p>
          </table:table-cell>
          <table:table-cell table:style-name="ce1" office:value-type="string" calcext:value-type="string">
            <text:p>priceb-1</text:p>
          </table:table-cell>
          <table:table-cell table:style-name="ce1" office:value-type="float" office:value="24.9548606872559" calcext:value-type="float">
            <text:p>24.9548606872559</text:p>
          </table:table-cell>
          <table:table-cell table:formula="of:=LOG10(1)" office:value-type="float" office:value="0" calcext:value-type="float">
            <text:p>0</text:p>
          </table:table-cell>
          <table:table-cell table:style-name="ce1" office:value-type="float" office:value="24.9120025634766" calcext:value-type="float">
            <text:p>24.91200256347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Sample 1:1</text:p>
          </table:table-cell>
          <table:table-cell office:value-type="string" calcext:value-type="string">
            <text:p>priceb-1</text:p>
          </table:table-cell>
          <table:table-cell office:value-type="float" office:value="24.9548721313477" calcext:value-type="float">
            <text:p>24.9548721313477</text:p>
          </table:table-cell>
          <table:table-cell office:value-type="float" office:value="24.9120025634766" calcext:value-type="float">
            <text:p>24.9120025634766</text:p>
          </table:table-cell>
          <table:table-cell office:value-type="float" office:value="0.0742423608899117" calcext:value-type="float">
            <text:p>0.074242360889912</text:p>
          </table:table-cell>
          <table:table-cell table:number-columns-repeated="2"/>
          <table:table-cell table:style-name="ce1" office:value-type="string" calcext:value-type="string">
            <text:p>B2</text:p>
          </table:table-cell>
          <table:table-cell table:style-name="ce1"/>
          <table:table-cell table:style-name="ce1" office:value-type="string" calcext:value-type="string">
            <text:p>Sample 1:5</text:p>
          </table:table-cell>
          <table:table-cell table:style-name="ce1" office:value-type="string" calcext:value-type="string">
            <text:p>priceb-1</text:p>
          </table:table-cell>
          <table:table-cell table:style-name="ce1" office:value-type="float" office:value="27.3017024993896" calcext:value-type="float">
            <text:p>27.3017024993896</text:p>
          </table:table-cell>
          <table:table-cell table:formula="of:=LOG10(1/5)" office:value-type="float" office:value="-0.698970004336019" calcext:value-type="float">
            <text:p>-0.698970004336019</text:p>
          </table:table-cell>
          <table:table-cell table:style-name="ce1" office:value-type="float" office:value="27.1600704193115" calcext:value-type="float">
            <text:p>27.16007041931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Sample 1:1</text:p>
          </table:table-cell>
          <table:table-cell office:value-type="string" calcext:value-type="string">
            <text:p>priceb-1</text:p>
          </table:table-cell>
          <table:table-cell office:value-type="float" office:value="24.8262748718262" calcext:value-type="float">
            <text:p>24.8262748718262</text:p>
          </table:table-cell>
          <table:table-cell office:value-type="float" office:value="24.9120025634766" calcext:value-type="float">
            <text:p>24.9120025634766</text:p>
          </table:table-cell>
          <table:table-cell office:value-type="float" office:value="0.0742423608899117" calcext:value-type="float">
            <text:p>0.074242360889912</text:p>
          </table:table-cell>
          <table:table-cell table:number-columns-repeated="2"/>
          <table:table-cell table:style-name="ce1" office:value-type="string" calcext:value-type="string">
            <text:p>C1</text:p>
          </table:table-cell>
          <table:table-cell table:style-name="ce1"/>
          <table:table-cell table:style-name="ce1" office:value-type="string" calcext:value-type="string">
            <text:p>Sample 1:10</text:p>
          </table:table-cell>
          <table:table-cell table:style-name="ce1" office:value-type="string" calcext:value-type="string">
            <text:p>priceb-1</text:p>
          </table:table-cell>
          <table:table-cell table:style-name="ce1" office:value-type="float" office:value="28.2560443878174" calcext:value-type="float">
            <text:p>28.2560443878174</text:p>
          </table:table-cell>
          <table:table-cell table:formula="of:=LOG10(1/10)" office:value-type="float" office:value="-1" calcext:value-type="float">
            <text:p>-1</text:p>
          </table:table-cell>
          <table:table-cell table:style-name="ce1" office:value-type="float" office:value="28.0696620941162" calcext:value-type="float">
            <text:p>28.06966209411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ample 1:1</text:p>
          </table:table-cell>
          <table:table-cell office:value-type="string" calcext:value-type="string">
            <text:p>priceb-2</text:p>
          </table:table-cell>
          <table:table-cell office:value-type="float" office:value="23.6029872894287" calcext:value-type="float">
            <text:p>23.6029872894287</text:p>
          </table:table-cell>
          <table:table-cell office:value-type="float" office:value="23.5523738861084" calcext:value-type="float">
            <text:p>23.5523738861084</text:p>
          </table:table-cell>
          <table:table-cell office:value-type="float" office:value="0.0453347563743591" calcext:value-type="float">
            <text:p>0.045334756374359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Sample 1:25</text:p>
          </table:table-cell>
          <table:table-cell table:style-name="ce1" office:value-type="string" calcext:value-type="string">
            <text:p>priceb-1</text:p>
          </table:table-cell>
          <table:table-cell table:style-name="ce1" office:value-type="float" office:value="29.7081642150879" calcext:value-type="float">
            <text:p>29.7081642150879</text:p>
          </table:table-cell>
          <table:table-cell table:formula="of:=LOG10(1/25)" office:value-type="float" office:value="-1.39794000867204" calcext:value-type="float">
            <text:p>-1.39794000867204</text:p>
          </table:table-cell>
          <table:table-cell table:style-name="ce1" office:value-type="float" office:value="29.6106853485107" calcext:value-type="float">
            <text:p>29.61068534851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Sample 1:1</text:p>
          </table:table-cell>
          <table:table-cell office:value-type="string" calcext:value-type="string">
            <text:p>priceb-2</text:p>
          </table:table-cell>
          <table:table-cell office:value-type="float" office:value="23.5386409759521" calcext:value-type="float">
            <text:p>23.5386409759521</text:p>
          </table:table-cell>
          <table:table-cell office:value-type="float" office:value="23.5523738861084" calcext:value-type="float">
            <text:p>23.5523738861084</text:p>
          </table:table-cell>
          <table:table-cell office:value-type="float" office:value="0.0453347563743591" calcext:value-type="float">
            <text:p>0.045334756374359</text:p>
          </table:table-cell>
          <table:table-cell table:number-columns-repeated="2"/>
          <table:table-cell table:style-name="ce1" office:value-type="string" calcext:value-type="string">
            <text:p>E1</text:p>
          </table:table-cell>
          <table:table-cell table:style-name="ce1"/>
          <table:table-cell table:style-name="ce1" office:value-type="string" calcext:value-type="string">
            <text:p>Sample 1:125</text:p>
          </table:table-cell>
          <table:table-cell table:style-name="ce1" office:value-type="string" calcext:value-type="string">
            <text:p>priceb-1</text:p>
          </table:table-cell>
          <table:table-cell table:style-name="ce1" office:value-type="float" office:value="31.9384956359863" calcext:value-type="float">
            <text:p>31.9384956359863</text:p>
          </table:table-cell>
          <table:table-cell table:formula="of:=LOG10(1/125)" office:value-type="float" office:value="-2.09691001300806" calcext:value-type="float">
            <text:p>-2.09691001300806</text:p>
          </table:table-cell>
          <table:table-cell table:style-name="ce1" office:value-type="float" office:value="31.938009262085" calcext:value-type="float">
            <text:p>31.938009262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Sample 1:1</text:p>
          </table:table-cell>
          <table:table-cell office:value-type="string" calcext:value-type="string">
            <text:p>priceb-2</text:p>
          </table:table-cell>
          <table:table-cell office:value-type="float" office:value="23.5154933929443" calcext:value-type="float">
            <text:p>23.5154933929443</text:p>
          </table:table-cell>
          <table:table-cell office:value-type="float" office:value="23.5523738861084" calcext:value-type="float">
            <text:p>23.5523738861084</text:p>
          </table:table-cell>
          <table:table-cell office:value-type="float" office:value="0.0453347563743591" calcext:value-type="float">
            <text:p>0.045334756374359</text:p>
          </table:table-cell>
          <table:table-cell table:number-columns-repeated="2"/>
          <table:table-cell table:style-name="ce1" office:value-type="string" calcext:value-type="string">
            <text:p>E3</text:p>
          </table:table-cell>
          <table:table-cell table:style-name="ce1"/>
          <table:table-cell table:style-name="ce1" office:value-type="string" calcext:value-type="string">
            <text:p>Sample 1:125</text:p>
          </table:table-cell>
          <table:table-cell table:style-name="ce1" office:value-type="string" calcext:value-type="string">
            <text:p>priceb-1</text:p>
          </table:table-cell>
          <table:table-cell table:style-name="ce1" office:value-type="float" office:value="31.9375228881836" calcext:value-type="float">
            <text:p>31.9375228881836</text:p>
          </table:table-cell>
          <table:table-cell table:style-name="ce1"/>
          <table:table-cell table:style-name="ce1" office:value-type="float" office:value="32.2184944152832" calcext:value-type="float">
            <text:p>32.21849441528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ample 1:5</text:p>
          </table:table-cell>
          <table:table-cell office:value-type="string" calcext:value-type="string">
            <text:p>priceb-1</text:p>
          </table:table-cell>
          <table:table-cell office:value-type="float" office:value="26.9985332489014" calcext:value-type="float">
            <text:p>26.9985332489014</text:p>
          </table:table-cell>
          <table:table-cell office:value-type="float" office:value="27.1600704193115" calcext:value-type="float">
            <text:p>27.1600704193115</text:p>
          </table:table-cell>
          <table:table-cell office:value-type="float" office:value="0.152561649680138" calcext:value-type="float">
            <text:p>0.152561649680138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style-name="ce3" office:value-type="percentage" office:value="0.98" calcext:value-type="percentage">
            <text:p>98.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ample 1:5</text:p>
          </table:table-cell>
          <table:table-cell office:value-type="string" calcext:value-type="string">
            <text:p>priceb-1</text:p>
          </table:table-cell>
          <table:table-cell office:value-type="float" office:value="27.3017024993896" calcext:value-type="float">
            <text:p>27.3017024993896</text:p>
          </table:table-cell>
          <table:table-cell office:value-type="float" office:value="27.1600704193115" calcext:value-type="float">
            <text:p>27.1600704193115</text:p>
          </table:table-cell>
          <table:table-cell office:value-type="float" office:value="0.152561649680138" calcext:value-type="float">
            <text:p>0.152561649680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Sample 1:5</text:p>
          </table:table-cell>
          <table:table-cell office:value-type="string" calcext:value-type="string">
            <text:p>priceb-1</text:p>
          </table:table-cell>
          <table:table-cell office:value-type="float" office:value="27.1799755096436" calcext:value-type="float">
            <text:p>27.1799755096436</text:p>
          </table:table-cell>
          <table:table-cell office:value-type="float" office:value="27.1600704193115" calcext:value-type="float">
            <text:p>27.1600704193115</text:p>
          </table:table-cell>
          <table:table-cell office:value-type="float" office:value="0.152561649680138" calcext:value-type="float">
            <text:p>0.152561649680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Sample 1:5</text:p>
          </table:table-cell>
          <table:table-cell office:value-type="string" calcext:value-type="string">
            <text:p>priceb-2</text:p>
          </table:table-cell>
          <table:table-cell office:value-type="float" office:value="25.6681957244873" calcext:value-type="float">
            <text:p>25.6681957244873</text:p>
          </table:table-cell>
          <table:table-cell office:value-type="float" office:value="25.7204208374023" calcext:value-type="float">
            <text:p>25.7204208374023</text:p>
          </table:table-cell>
          <table:table-cell office:value-type="float" office:value="0.0466096177697182" calcext:value-type="float">
            <text:p>0.046609617769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Sample 1:5</text:p>
          </table:table-cell>
          <table:table-cell office:value-type="string" calcext:value-type="string">
            <text:p>priceb-2</text:p>
          </table:table-cell>
          <table:table-cell office:value-type="float" office:value="25.7577953338623" calcext:value-type="float">
            <text:p>25.7577953338623</text:p>
          </table:table-cell>
          <table:table-cell office:value-type="float" office:value="25.7204208374023" calcext:value-type="float">
            <text:p>25.7204208374023</text:p>
          </table:table-cell>
          <table:table-cell office:value-type="float" office:value="0.0466096177697182" calcext:value-type="float">
            <text:p>0.046609617769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Sample 1:5</text:p>
          </table:table-cell>
          <table:table-cell office:value-type="string" calcext:value-type="string">
            <text:p>priceb-2</text:p>
          </table:table-cell>
          <table:table-cell office:value-type="float" office:value="25.7352733612061" calcext:value-type="float">
            <text:p>25.7352733612061</text:p>
          </table:table-cell>
          <table:table-cell office:value-type="float" office:value="25.7204208374023" calcext:value-type="float">
            <text:p>25.7204208374023</text:p>
          </table:table-cell>
          <table:table-cell office:value-type="float" office:value="0.0466096177697182" calcext:value-type="float">
            <text:p>0.046609617769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ample 1:10</text:p>
          </table:table-cell>
          <table:table-cell office:value-type="string" calcext:value-type="string">
            <text:p>priceb-1</text:p>
          </table:table-cell>
          <table:table-cell office:value-type="float" office:value="28.2560443878174" calcext:value-type="float">
            <text:p>28.2560443878174</text:p>
          </table:table-cell>
          <table:table-cell office:value-type="float" office:value="28.0696620941162" calcext:value-type="float">
            <text:p>28.0696620941162</text:p>
          </table:table-cell>
          <table:table-cell office:value-type="float" office:value="0.227540850639343" calcext:value-type="float">
            <text:p>0.227540850639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ample 1:10</text:p>
          </table:table-cell>
          <table:table-cell office:value-type="string" calcext:value-type="string">
            <text:p>priceb-1</text:p>
          </table:table-cell>
          <table:table-cell office:value-type="float" office:value="28.1368503570557" calcext:value-type="float">
            <text:p>28.1368503570557</text:p>
          </table:table-cell>
          <table:table-cell office:value-type="float" office:value="28.0696620941162" calcext:value-type="float">
            <text:p>28.0696620941162</text:p>
          </table:table-cell>
          <table:table-cell office:value-type="float" office:value="0.227540850639343" calcext:value-type="float">
            <text:p>0.227540850639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Sample 1:10</text:p>
          </table:table-cell>
          <table:table-cell office:value-type="string" calcext:value-type="string">
            <text:p>priceb-1</text:p>
          </table:table-cell>
          <table:table-cell office:value-type="float" office:value="27.8160934448242" calcext:value-type="float">
            <text:p>27.8160934448242</text:p>
          </table:table-cell>
          <table:table-cell office:value-type="float" office:value="28.0696620941162" calcext:value-type="float">
            <text:p>28.0696620941162</text:p>
          </table:table-cell>
          <table:table-cell office:value-type="float" office:value="0.227540850639343" calcext:value-type="float">
            <text:p>0.227540850639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Sample 1:10</text:p>
          </table:table-cell>
          <table:table-cell office:value-type="string" calcext:value-type="string">
            <text:p>priceb-2</text:p>
          </table:table-cell>
          <table:table-cell office:value-type="float" office:value="26.7971725463867" calcext:value-type="float">
            <text:p>26.7971725463867</text:p>
          </table:table-cell>
          <table:table-cell office:value-type="float" office:value="26.7424926757812" calcext:value-type="float">
            <text:p>26.7424926757812</text:p>
          </table:table-cell>
          <table:table-cell office:value-type="float" office:value="0.0483634695410728" calcext:value-type="float">
            <text:p>0.048363469541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Sample 1:10</text:p>
          </table:table-cell>
          <table:table-cell office:value-type="string" calcext:value-type="string">
            <text:p>priceb-2</text:p>
          </table:table-cell>
          <table:table-cell office:value-type="float" office:value="26.7053203582764" calcext:value-type="float">
            <text:p>26.7053203582764</text:p>
          </table:table-cell>
          <table:table-cell office:value-type="float" office:value="26.7424926757812" calcext:value-type="float">
            <text:p>26.7424926757812</text:p>
          </table:table-cell>
          <table:table-cell office:value-type="float" office:value="0.0483634695410728" calcext:value-type="float">
            <text:p>0.048363469541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ample 1:10</text:p>
          </table:table-cell>
          <table:table-cell office:value-type="string" calcext:value-type="string">
            <text:p>priceb-2</text:p>
          </table:table-cell>
          <table:table-cell office:value-type="float" office:value="26.7249889373779" calcext:value-type="float">
            <text:p>26.7249889373779</text:p>
          </table:table-cell>
          <table:table-cell office:value-type="float" office:value="26.7424926757812" calcext:value-type="float">
            <text:p>26.7424926757812</text:p>
          </table:table-cell>
          <table:table-cell office:value-type="float" office:value="0.0483634695410728" calcext:value-type="float">
            <text:p>0.048363469541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ample 1:25</text:p>
          </table:table-cell>
          <table:table-cell office:value-type="string" calcext:value-type="string">
            <text:p>priceb-1</text:p>
          </table:table-cell>
          <table:table-cell office:value-type="float" office:value="29.7081642150879" calcext:value-type="float">
            <text:p>29.7081642150879</text:p>
          </table:table-cell>
          <table:table-cell office:value-type="float" office:value="29.6106853485107" calcext:value-type="float">
            <text:p>29.6106853485107</text:p>
          </table:table-cell>
          <table:table-cell office:value-type="float" office:value="0.133152306079865" calcext:value-type="float">
            <text:p>0.133152306079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ample 1:25</text:p>
          </table:table-cell>
          <table:table-cell office:value-type="string" calcext:value-type="string">
            <text:p>priceb-1</text:p>
          </table:table-cell>
          <table:table-cell office:value-type="float" office:value="29.4589748382568" calcext:value-type="float">
            <text:p>29.4589748382568</text:p>
          </table:table-cell>
          <table:table-cell office:value-type="float" office:value="29.6106853485107" calcext:value-type="float">
            <text:p>29.6106853485107</text:p>
          </table:table-cell>
          <table:table-cell office:value-type="float" office:value="0.133152306079865" calcext:value-type="float">
            <text:p>0.133152306079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ample 1:25</text:p>
          </table:table-cell>
          <table:table-cell office:value-type="string" calcext:value-type="string">
            <text:p>priceb-1</text:p>
          </table:table-cell>
          <table:table-cell office:value-type="float" office:value="29.6649150848389" calcext:value-type="float">
            <text:p>29.6649150848389</text:p>
          </table:table-cell>
          <table:table-cell office:value-type="float" office:value="29.6106853485107" calcext:value-type="float">
            <text:p>29.6106853485107</text:p>
          </table:table-cell>
          <table:table-cell office:value-type="float" office:value="0.133152306079865" calcext:value-type="float">
            <text:p>0.133152306079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ample 1:25</text:p>
          </table:table-cell>
          <table:table-cell office:value-type="string" calcext:value-type="string">
            <text:p>priceb-2</text:p>
          </table:table-cell>
          <table:table-cell office:value-type="float" office:value="28.1061267852783" calcext:value-type="float">
            <text:p>28.1061267852783</text:p>
          </table:table-cell>
          <table:table-cell office:value-type="float" office:value="28.0092220306396" calcext:value-type="float">
            <text:p>28.0092220306396</text:p>
          </table:table-cell>
          <table:table-cell office:value-type="float" office:value="0.151720389723778" calcext:value-type="float">
            <text:p>0.151720389723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ample 1:25</text:p>
          </table:table-cell>
          <table:table-cell office:value-type="string" calcext:value-type="string">
            <text:p>priceb-2</text:p>
          </table:table-cell>
          <table:table-cell office:value-type="float" office:value="28.0871639251709" calcext:value-type="float">
            <text:p>28.0871639251709</text:p>
          </table:table-cell>
          <table:table-cell office:value-type="float" office:value="28.0092220306396" calcext:value-type="float">
            <text:p>28.0092220306396</text:p>
          </table:table-cell>
          <table:table-cell office:value-type="float" office:value="0.151720389723778" calcext:value-type="float">
            <text:p>0.151720389723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ample 1:25</text:p>
          </table:table-cell>
          <table:table-cell office:value-type="string" calcext:value-type="string">
            <text:p>priceb-2</text:p>
          </table:table-cell>
          <table:table-cell office:value-type="float" office:value="27.8343715667725" calcext:value-type="float">
            <text:p>27.8343715667725</text:p>
          </table:table-cell>
          <table:table-cell office:value-type="float" office:value="28.0092220306396" calcext:value-type="float">
            <text:p>28.0092220306396</text:p>
          </table:table-cell>
          <table:table-cell office:value-type="float" office:value="0.151720389723778" calcext:value-type="float">
            <text:p>0.151720389723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Sample 1:125</text:p>
          </table:table-cell>
          <table:table-cell office:value-type="string" calcext:value-type="string">
            <text:p>priceb-1</text:p>
          </table:table-cell>
          <table:table-cell office:value-type="float" office:value="31.9384956359863" calcext:value-type="float">
            <text:p>31.9384956359863</text:p>
          </table:table-cell>
          <table:table-cell office:value-type="float" office:value="32.2184944152832" calcext:value-type="float">
            <text:p>32.2184944152832</text:p>
          </table:table-cell>
          <table:table-cell office:value-type="float" office:value="0.485821396112442" calcext:value-type="float">
            <text:p>0.485821396112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Sample 1:125</text:p>
          </table:table-cell>
          <table:table-cell office:value-type="string" calcext:value-type="string">
            <text:p>priceb-1</text:p>
          </table:table-cell>
          <table:table-cell office:value-type="float" office:value="32.7794761657715" calcext:value-type="float">
            <text:p>32.7794761657715</text:p>
          </table:table-cell>
          <table:table-cell office:value-type="float" office:value="32.2184944152832" calcext:value-type="float">
            <text:p>32.2184944152832</text:p>
          </table:table-cell>
          <table:table-cell office:value-type="float" office:value="0.485821396112442" calcext:value-type="float">
            <text:p>0.485821396112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ample 1:125</text:p>
          </table:table-cell>
          <table:table-cell office:value-type="string" calcext:value-type="string">
            <text:p>priceb-1</text:p>
          </table:table-cell>
          <table:table-cell office:value-type="float" office:value="31.9375228881836" calcext:value-type="float">
            <text:p>31.9375228881836</text:p>
          </table:table-cell>
          <table:table-cell office:value-type="float" office:value="32.2184944152832" calcext:value-type="float">
            <text:p>32.2184944152832</text:p>
          </table:table-cell>
          <table:table-cell office:value-type="float" office:value="0.485821396112442" calcext:value-type="float">
            <text:p>0.485821396112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Sample 1:125</text:p>
          </table:table-cell>
          <table:table-cell office:value-type="string" calcext:value-type="string">
            <text:p>priceb-2</text:p>
          </table:table-cell>
          <table:table-cell office:value-type="float" office:value="30.7608470916748" calcext:value-type="float">
            <text:p>30.7608470916748</text:p>
          </table:table-cell>
          <table:table-cell office:value-type="float" office:value="30.5328121185303" calcext:value-type="float">
            <text:p>30.5328121185303</text:p>
          </table:table-cell>
          <table:table-cell office:value-type="float" office:value="0.279960960149765" calcext:value-type="float">
            <text:p>0.279960960149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Sample 1:125</text:p>
          </table:table-cell>
          <table:table-cell office:value-type="string" calcext:value-type="string">
            <text:p>priceb-2</text:p>
          </table:table-cell>
          <table:table-cell office:value-type="float" office:value="30.6172294616699" calcext:value-type="float">
            <text:p>30.6172294616699</text:p>
          </table:table-cell>
          <table:table-cell office:value-type="float" office:value="30.5328121185303" calcext:value-type="float">
            <text:p>30.5328121185303</text:p>
          </table:table-cell>
          <table:table-cell office:value-type="float" office:value="0.279960960149765" calcext:value-type="float">
            <text:p>0.279960960149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Sample 1:125</text:p>
          </table:table-cell>
          <table:table-cell office:value-type="string" calcext:value-type="string">
            <text:p>priceb-2</text:p>
          </table:table-cell>
          <table:table-cell office:value-type="float" office:value="30.2203540802002" calcext:value-type="float">
            <text:p>30.2203540802002</text:p>
          </table:table-cell>
          <table:table-cell office:value-type="float" office:value="30.5328121185303" calcext:value-type="float">
            <text:p>30.5328121185303</text:p>
          </table:table-cell>
          <table:table-cell office:value-type="float" office:value="0.279960960149765" calcext:value-type="float">
            <text:p>0.279960960149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Sample 1:625</text:p>
          </table:table-cell>
          <table:table-cell office:value-type="string" calcext:value-type="string">
            <text:p>priceb-1</text:p>
          </table:table-cell>
          <table:table-cell office:value-type="float" office:value="36.1520729064941" calcext:value-type="float">
            <text:p>36.1520729064941</text:p>
          </table:table-cell>
          <table:table-cell office:value-type="float" office:value="36.0488471984863" calcext:value-type="float">
            <text:p>36.0488471984863</text:p>
          </table:table-cell>
          <table:table-cell office:value-type="float" office:value="1.12063479423523" calcext:value-type="float">
            <text:p>1.12063479423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Sample 1:625</text:p>
          </table:table-cell>
          <table:table-cell office:value-type="string" calcext:value-type="string">
            <text:p>priceb-1</text:p>
          </table:table-cell>
          <table:table-cell office:value-type="float" office:value="37.1142997741699" calcext:value-type="float">
            <text:p>37.1142997741699</text:p>
          </table:table-cell>
          <table:table-cell office:value-type="float" office:value="36.0488471984863" calcext:value-type="float">
            <text:p>36.0488471984863</text:p>
          </table:table-cell>
          <table:table-cell office:value-type="float" office:value="1.12063479423523" calcext:value-type="float">
            <text:p>1.12063479423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ample 1:625</text:p>
          </table:table-cell>
          <table:table-cell office:value-type="string" calcext:value-type="string">
            <text:p>priceb-1</text:p>
          </table:table-cell>
          <table:table-cell office:value-type="float" office:value="34.8801727294922" calcext:value-type="float">
            <text:p>34.8801727294922</text:p>
          </table:table-cell>
          <table:table-cell office:value-type="float" office:value="36.0488471984863" calcext:value-type="float">
            <text:p>36.0488471984863</text:p>
          </table:table-cell>
          <table:table-cell office:value-type="float" office:value="1.12063479423523" calcext:value-type="float">
            <text:p>1.12063479423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Sample 1:625</text:p>
          </table:table-cell>
          <table:table-cell office:value-type="string" calcext:value-type="string">
            <text:p>priceb-2</text:p>
          </table:table-cell>
          <table:table-cell office:value-type="float" office:value="34.5827178955078" calcext:value-type="float">
            <text:p>34.5827178955078</text:p>
          </table:table-cell>
          <table:table-cell office:value-type="float" office:value="34.4858055114746" calcext:value-type="float">
            <text:p>34.4858055114746</text:p>
          </table:table-cell>
          <table:table-cell office:value-type="float" office:value="1.2065646648407" calcext:value-type="float">
            <text:p>1.2065646648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Sample 1:625</text:p>
          </table:table-cell>
          <table:table-cell office:value-type="string" calcext:value-type="string">
            <text:p>priceb-2</text:p>
          </table:table-cell>
          <table:table-cell office:value-type="float" office:value="33.2337036132812" calcext:value-type="float">
            <text:p>33.2337036132812</text:p>
          </table:table-cell>
          <table:table-cell office:value-type="float" office:value="34.4858055114746" calcext:value-type="float">
            <text:p>34.4858055114746</text:p>
          </table:table-cell>
          <table:table-cell office:value-type="float" office:value="1.2065646648407" calcext:value-type="float">
            <text:p>1.2065646648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Sample 1:625</text:p>
          </table:table-cell>
          <table:table-cell office:value-type="string" calcext:value-type="string">
            <text:p>priceb-2</text:p>
          </table:table-cell>
          <table:table-cell office:value-type="float" office:value="35.6409873962402" calcext:value-type="float">
            <text:p>35.6409873962402</text:p>
          </table:table-cell>
          <table:table-cell office:value-type="float" office:value="34.4858055114746" calcext:value-type="float">
            <text:p>34.4858055114746</text:p>
          </table:table-cell>
          <table:table-cell office:value-type="float" office:value="1.2065646648407" calcext:value-type="float">
            <text:p>1.20656466484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Sample 1:3125</text:p>
          </table:table-cell>
          <table:table-cell office:value-type="string" calcext:value-type="string">
            <text:p>priceb-1</text:p>
          </table:table-cell>
          <table:table-cell office:value-type="string" calcext:value-type="string">
            <text:p>Undeterm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Sample 1:3125</text:p>
          </table:table-cell>
          <table:table-cell office:value-type="string" calcext:value-type="string">
            <text:p>priceb-1</text:p>
          </table:table-cell>
          <table:table-cell office:value-type="string" calcext:value-type="string">
            <text:p>Undeterm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Sample 1:3125</text:p>
          </table:table-cell>
          <table:table-cell office:value-type="string" calcext:value-type="string">
            <text:p>priceb-1</text:p>
          </table:table-cell>
          <table:table-cell office:value-type="string" calcext:value-type="string">
            <text:p>Undeterm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Sample 1:3125</text:p>
          </table:table-cell>
          <table:table-cell office:value-type="string" calcext:value-type="string">
            <text:p>priceb-2</text:p>
          </table:table-cell>
          <table:table-cell office:value-type="float" office:value="34.5230445861816" calcext:value-type="float">
            <text:p>34.5230445861816</text:p>
          </table:table-cell>
          <table:table-cell office:value-type="float" office:value="34.3028411865234" calcext:value-type="float">
            <text:p>34.3028411865234</text:p>
          </table:table-cell>
          <table:table-cell office:value-type="float" office:value="0.540998876094818" calcext:value-type="float">
            <text:p>0.540998876094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Sample 1:3125</text:p>
          </table:table-cell>
          <table:table-cell office:value-type="string" calcext:value-type="string">
            <text:p>priceb-2</text:p>
          </table:table-cell>
          <table:table-cell office:value-type="float" office:value="34.6990127563477" calcext:value-type="float">
            <text:p>34.6990127563477</text:p>
          </table:table-cell>
          <table:table-cell office:value-type="float" office:value="34.3028411865234" calcext:value-type="float">
            <text:p>34.3028411865234</text:p>
          </table:table-cell>
          <table:table-cell office:value-type="float" office:value="0.540998876094818" calcext:value-type="float">
            <text:p>0.540998876094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Sample 1:3125</text:p>
          </table:table-cell>
          <table:table-cell office:value-type="string" calcext:value-type="string">
            <text:p>priceb-2</text:p>
          </table:table-cell>
          <table:table-cell office:value-type="float" office:value="33.686466217041" calcext:value-type="float">
            <text:p>33.686466217041</text:p>
          </table:table-cell>
          <table:table-cell office:value-type="float" office:value="34.3028411865234" calcext:value-type="float">
            <text:p>34.3028411865234</text:p>
          </table:table-cell>
          <table:table-cell office:value-type="float" office:value="0.540998876094818" calcext:value-type="float">
            <text:p>0.540998876094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ample ntc</text:p>
          </table:table-cell>
          <table:table-cell office:value-type="string" calcext:value-type="string">
            <text:p>priceb-1</text:p>
          </table:table-cell>
          <table:table-cell office:value-type="string" calcext:value-type="string">
            <text:p>Undeterm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Sample ntc</text:p>
          </table:table-cell>
          <table:table-cell office:value-type="string" calcext:value-type="string">
            <text:p>priceb-1</text:p>
          </table:table-cell>
          <table:table-cell office:value-type="string" calcext:value-type="string">
            <text:p>Undeterm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Sample ntc</text:p>
          </table:table-cell>
          <table:table-cell office:value-type="string" calcext:value-type="string">
            <text:p>priceb-1</text:p>
          </table:table-cell>
          <table:table-cell office:value-type="string" calcext:value-type="string">
            <text:p>Undeterm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ample ntc</text:p>
          </table:table-cell>
          <table:table-cell office:value-type="string" calcext:value-type="string">
            <text:p>priceb-2</text:p>
          </table:table-cell>
          <table:table-cell office:value-type="string" calcext:value-type="string">
            <text:p>Undetermined</text:p>
          </table:table-cell>
          <table:table-cell office:value-type="float" office:value="37.0860366821289" calcext:value-type="float">
            <text:p>37.0860366821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Sample ntc</text:p>
          </table:table-cell>
          <table:table-cell office:value-type="string" calcext:value-type="string">
            <text:p>priceb-2</text:p>
          </table:table-cell>
          <table:table-cell table:number-columns-repeated="2" office:value-type="float" office:value="37.0860366821289" calcext:value-type="float">
            <text:p>37.0860366821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Sample ntc</text:p>
          </table:table-cell>
          <table:table-cell office:value-type="string" calcext:value-type="string">
            <text:p>priceb-2</text:p>
          </table:table-cell>
          <table:table-cell office:value-type="string" calcext:value-type="string">
            <text:p>Undetermined</text:p>
          </table:table-cell>
          <table:table-cell office:value-type="float" office:value="37.0860366821289" calcext:value-type="float">
            <text:p>37.0860366821289</text:p>
          </table:table-cell>
          <table:table-cell table:number-columns-repeated="1018"/>
        </table:table-row>
        <table:table-row table:style-name="ro2" table:number-rows-repeated="3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 calcext:value-type="string">
            <text:p>A4</text:p>
          </table:table-cell>
          <table:table-cell table:style-name="ce1" office:value-type="string" calcext:value-type="string">
            <text:p>Sample 1:1</text:p>
          </table:table-cell>
          <table:table-cell table:style-name="ce1" office:value-type="string" calcext:value-type="string">
            <text:p>priceb-2</text:p>
          </table:table-cell>
          <table:table-cell table:style-name="ce1" office:value-type="float" office:value="23.6029872894287" calcext:value-type="float">
            <text:p>23.602987289428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3.5523738861084" calcext:value-type="float">
            <text:p>23.5523738861084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office:value-type="string" calcext:value-type="string">
            <text:p>B4</text:p>
          </table:table-cell>
          <table:table-cell table:style-name="ce1" office:value-type="string" calcext:value-type="string">
            <text:p>Sample 1:5</text:p>
          </table:table-cell>
          <table:table-cell table:style-name="ce1" office:value-type="string" calcext:value-type="string">
            <text:p>priceb-2</text:p>
          </table:table-cell>
          <table:table-cell table:style-name="ce1" office:value-type="float" office:value="25.6681957244873" calcext:value-type="float">
            <text:p>25.6681957244873</text:p>
          </table:table-cell>
          <table:table-cell table:formula="of:=LOG10(1/5)" office:value-type="float" office:value="-0.698970004336019" calcext:value-type="float">
            <text:p>-0.698970004336019</text:p>
          </table:table-cell>
          <table:table-cell table:style-name="ce1" office:value-type="float" office:value="25.7204208374023" calcext:value-type="float">
            <text:p>25.7204208374023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office:value-type="string" calcext:value-type="string">
            <text:p>C4</text:p>
          </table:table-cell>
          <table:table-cell table:style-name="ce1" office:value-type="string" calcext:value-type="string">
            <text:p>Sample 1:10</text:p>
          </table:table-cell>
          <table:table-cell table:style-name="ce1" office:value-type="string" calcext:value-type="string">
            <text:p>priceb-2</text:p>
          </table:table-cell>
          <table:table-cell table:style-name="ce1" office:value-type="float" office:value="26.7971725463867" calcext:value-type="float">
            <text:p>26.7971725463867</text:p>
          </table:table-cell>
          <table:table-cell table:formula="of:=LOG10(1/10)" office:value-type="float" office:value="-1" calcext:value-type="float">
            <text:p>-1</text:p>
          </table:table-cell>
          <table:table-cell table:style-name="ce1" office:value-type="float" office:value="26.7424926757812" calcext:value-type="float">
            <text:p>26.7424926757812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office:value-type="string" calcext:value-type="string">
            <text:p>D4</text:p>
          </table:table-cell>
          <table:table-cell table:style-name="ce1" office:value-type="string" calcext:value-type="string">
            <text:p>Sample 1:25</text:p>
          </table:table-cell>
          <table:table-cell table:style-name="ce1" office:value-type="string" calcext:value-type="string">
            <text:p>priceb-2</text:p>
          </table:table-cell>
          <table:table-cell table:style-name="ce1" office:value-type="float" office:value="28.1061267852783" calcext:value-type="float">
            <text:p>28.1061267852783</text:p>
          </table:table-cell>
          <table:table-cell table:formula="of:=LOG10(1/25)" office:value-type="float" office:value="-1.39794000867204" calcext:value-type="float">
            <text:p>-1.39794000867204</text:p>
          </table:table-cell>
          <table:table-cell table:style-name="ce1" office:value-type="float" office:value="28.0092220306396" calcext:value-type="float">
            <text:p>28.0092220306396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office:value-type="string" calcext:value-type="string">
            <text:p>E4</text:p>
          </table:table-cell>
          <table:table-cell table:style-name="ce1" office:value-type="string" calcext:value-type="string">
            <text:p>Sample 1:125</text:p>
          </table:table-cell>
          <table:table-cell table:style-name="ce1" office:value-type="string" calcext:value-type="string">
            <text:p>priceb-2</text:p>
          </table:table-cell>
          <table:table-cell table:style-name="ce1" office:value-type="float" office:value="30.7608470916748" calcext:value-type="float">
            <text:p>30.7608470916748</text:p>
          </table:table-cell>
          <table:table-cell table:formula="of:=LOG10(1/125)" office:value-type="float" office:value="-2.09691001300806" calcext:value-type="float">
            <text:p>-2.09691001300806</text:p>
          </table:table-cell>
          <table:table-cell table:style-name="ce1" office:value-type="float" office:value="30.5328121185303" calcext:value-type="float">
            <text:p>30.5328121185303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1" office:value-type="string" calcext:value-type="string">
            <text:p>E</text:p>
          </table:table-cell>
          <table:table-cell table:style-name="ce3" office:value-type="percentage" office:value="0.999" calcext:value-type="percentage">
            <text:p>99.90%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09:30:23.651110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03-28T00:42:08.490754183</meta:creation-date>
    <dc:date>2018-03-30T10:52:47.207591608</dc:date>
    <dc:creator>Yuejian Mo</dc:creator>
    <meta:editing-duration>PT1H48S</meta:editing-duration>
    <meta:editing-cycles>18</meta:editing-cycles>
    <meta:generator>LibreOffice/6.0.2.1.0$Linux_X86_64 LibreOffice_project/00m0$Build-1</meta:generator>
    <meta:document-statistic meta:table-count="2" meta:cell-count="4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Pricebp1</text:p>
        </chart:title>
        <chart:legend chart:legend-position="end" svg:x="12.857cm" svg:y="3.952cm" style:legend-expansion="high" chart:style-name="ch3"/>
        <chart:plot-area chart:style-name="ch4" table:cell-range-address="Sheet1.G2:Sheet1.H7 Sheet1.H1:Sheet1.H1" chart:data-source-has-labels="row" svg:x="0.32cm" svg:y="1.301cm" svg:width="12.217cm" svg:height="7.519cm">
          <chartooo:coordinate-region svg:x="0.492cm" svg:y="1.5cm" svg:width="11.713cm" svg:height="6.674cm"/>
          <chart:axis chart:dimension="x" chart:name="primary-x" chart:style-name="ch5"/>
          <chart:axis chart:dimension="y" chart:name="primary-y" chart:style-name="ch5"/>
          <chart:series chart:style-name="ch6" chart:values-cell-range-address="Sheet1.H2:Sheet1.H7" chart:label-cell-address="Sheet1.H1:Sheet1.H1" chart:class="chart:scatter">
            <chart:domain table:cell-range-address="Sheet1.G2:Sheet1.G7"/>
            <chart:regression-curve chart:style-name="ch7">
              <chart:equation chart:display-equation="true" chart:display-r-square="true" svg:x="2.274cm" svg:y="3.677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2:Sheet1.G7</svg:desc>
                </draw:g>
              </table:table-cell>
              <table:table-cell office:value-type="float" office:value="NaN">
                <text:p>NaN</text:p>
                <draw:g>
                  <svg:desc>Sheet1.H2:Sheet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27.1600704193115">
                <text:p>27.1600704193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9794000867204">
                <text:p>-1.39794000867204</text:p>
              </table:table-cell>
              <table:table-cell office:value-type="float" office:value="28.0696627298991">
                <text:p>28.0696627298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2184874961636">
                <text:p>-2.22184874961636</text:p>
              </table:table-cell>
              <table:table-cell office:value-type="float" office:value="29.6106847127279">
                <text:p>29.6106847127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79588001734407">
                <text:p>-2.79588001734407</text:p>
              </table:table-cell>
              <table:table-cell office:value-type="float" office:value="32.2184982299805">
                <text:p>32.2184982299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22cm" svg:height="9.558cm" xlink:href=".." xlink:type="simple" chart:class="chart:scatter" chart:style-name="ch1">
        <chart:title svg:x="7.749cm" svg:y="0.327cm" chart:style-name="ch2">
          <text:p>Pricebp2</text:p>
        </chart:title>
        <chart:legend svg:x="14.391cm" svg:y="4.225cm" style:legend-expansion="custom" chartooo:width="3.23cm" chartooo:height="1.164cm" style:legend-expansion-aspect-ratio="2.77491408934708" chart:style-name="ch3"/>
        <chart:plot-area chart:style-name="ch4" table:cell-range-address="Sheet1.B30:Sheet1.C36 Sheet1.C29:Sheet1.C29" chart:data-source-has-labels="row" svg:x="1.111cm" svg:y="0.547cm" svg:width="12.656cm" svg:height="8.686cm">
          <chartooo:coordinate-region svg:x="1.442cm" svg:y="0.746cm" svg:width="12.217cm" svg:height="7.84cm"/>
          <chart:axis chart:dimension="x" chart:name="primary-x" chart:style-name="ch5"/>
          <chart:axis chart:dimension="y" chart:name="primary-y" chart:style-name="ch5"/>
          <chart:series chart:style-name="ch6" chart:values-cell-range-address="Sheet1.C30:Sheet1.C36" chart:label-cell-address="Sheet1.C29:Sheet1.C29" chart:class="chart:scatter">
            <chart:domain table:cell-range-address="Sheet1.B30:Sheet1.B36"/>
            <chart:regression-curve chart:style-name="ch7">
              <chart:equation chart:display-equation="true" chart:display-r-square="true" svg:x="2.627cm" svg:y="4.99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t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0:Sheet1.B36</svg:desc>
                </draw:g>
              </table:table-cell>
              <table:table-cell office:value-type="float" office:value="23.5523738861084">
                <text:p>23.5523738861084</text:p>
                <draw:g>
                  <svg:desc>Sheet1.C30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25.7204208374023">
                <text:p>25.7204208374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9794000867204">
                <text:p>-1.39794000867204</text:p>
              </table:table-cell>
              <table:table-cell office:value-type="float" office:value="26.7424926757812">
                <text:p>26.7424926757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2184874961636">
                <text:p>-2.22184874961636</text:p>
              </table:table-cell>
              <table:table-cell office:value-type="float" office:value="28.0092220306396">
                <text:p>28.0092220306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79588001734407">
                <text:p>-2.79588001734407</text:p>
              </table:table-cell>
              <table:table-cell office:value-type="float" office:value="30.5328121185303">
                <text:p>30.5328121185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49485002168009">
                <text:p>-3.49485002168009</text:p>
              </table:table-cell>
              <table:table-cell office:value-type="float" office:value="34.4858055114746">
                <text:p>34.4858055114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19382002601611">
                <text:p>-4.19382002601611</text:p>
              </table:table-cell>
              <table:table-cell office:value-type="float" office:value="34.3028411865234">
                <text:p>34.3028411865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93cm" svg:height="10.637cm" xlink:href=".." xlink:type="simple" chart:class="chart:scatter" chart:style-name="ch1">
        <chart:title svg:x="2.693cm" svg:y="0.656cm" chart:style-name="ch2">
          <text:p>The Standard  qPCR Curve of Pricebpa</text:p>
        </chart:title>
        <chart:legend chart:legend-position="end" svg:x="13.427cm" svg:y="4.77cm" style:legend-expansion="high" chart:style-name="ch3"/>
        <chart:plot-area chart:style-name="ch4" table:cell-range-address="Sheet2.N9:Sheet2.O13" svg:x="1.368cm" svg:y="1.365cm" svg:width="11.702cm" svg:height="8.079cm">
          <chartooo:coordinate-region svg:x="1.699cm" svg:y="1.565cm" svg:width="11.263cm" svg:height="7.232cm"/>
          <chart:axis chart:dimension="x" chart:name="primary-x" chart:style-name="ch5">
            <chart:title svg:x="5.614cm" svg:y="9.656cm" chart:style-name="ch6">
              <text:p>Log(Concentration)</text:p>
            </chart:title>
          </chart:axis>
          <chart:axis chart:dimension="y" chart:name="primary-y" chart:style-name="ch5">
            <chart:title svg:x="0.451cm" svg:y="5.66cm" chart:style-name="ch7">
              <text:p>CT</text:p>
            </chart:title>
          </chart:axis>
          <chart:series chart:style-name="ch8" chart:values-cell-range-address="Sheet2.O9:Sheet2.O13" chart:class="chart:scatter">
            <chart:domain table:cell-range-address="Sheet2.N9:Sheet2.N13"/>
            <chart:regression-curve chart:style-name="ch9">
              <chart:equation chart:display-equation="true" chart:display-r-square="true" svg:x="2.094cm" svg:y="6.163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N9:Sheet2.N13</svg:desc>
                </draw:g>
              </table:table-cell>
              <table:table-cell office:value-type="float" office:value="24.9120025634766">
                <text:p>24.9120025634766</text:p>
                <draw:g>
                  <svg:desc>Sheet2.O9:Sheet2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27.1600704193115">
                <text:p>27.1600704193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8.0696620941162">
                <text:p>28.0696620941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9794000867204">
                <text:p>-1.39794000867204</text:p>
              </table:table-cell>
              <table:table-cell office:value-type="float" office:value="29.6106853485107">
                <text:p>29.6106853485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9691001300806">
                <text:p>-2.09691001300806</text:p>
              </table:table-cell>
              <table:table-cell office:value-type="float" office:value="31.938009262085">
                <text:p>31.938009262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39cm" svg:height="10.816cm" xlink:href=".." xlink:type="simple" chart:class="chart:scatter" chart:style-name="ch1">
        <chart:title svg:x="3.53cm" svg:y="0.568cm" chart:style-name="ch2">
          <text:p>The Stardar qPCR Curve of Pricebpb</text:p>
        </chart:title>
        <chart:legend chart:legend-position="end" svg:x="13.999cm" svg:y="4.86cm" style:legend-expansion="high" chart:style-name="ch3"/>
        <chart:plot-area chart:style-name="ch4" table:cell-range-address="Sheet2.J60:Sheet2.K64" svg:x="1.379cm" svg:y="1.373cm" svg:width="12.252cm" svg:height="8.246cm">
          <chartooo:coordinate-region svg:x="1.71cm" svg:y="1.572cm" svg:width="11.813cm" svg:height="7.4cm"/>
          <chart:axis chart:dimension="x" chart:name="primary-x" chart:style-name="ch5">
            <chart:title svg:x="5.688cm" svg:y="9.835cm" chart:style-name="ch6">
              <text:p>Log10(Concentration)</text:p>
            </chart:title>
          </chart:axis>
          <chart:axis chart:dimension="y" chart:name="primary-y" chart:style-name="ch5">
            <chart:title svg:x="0.451cm" svg:y="5.752cm" chart:style-name="ch7">
              <text:p>CT</text:p>
            </chart:title>
          </chart:axis>
          <chart:series chart:style-name="ch8" chart:values-cell-range-address="Sheet2.K60:Sheet2.K64" chart:class="chart:scatter">
            <chart:domain table:cell-range-address="Sheet2.J60:Sheet2.J64"/>
            <chart:regression-curve chart:style-name="ch9">
              <chart:equation chart:display-equation="true" chart:display-r-square="true" svg:x="2.1cm" svg:y="5.627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J60:Sheet2.J64</svg:desc>
                </draw:g>
              </table:table-cell>
              <table:table-cell office:value-type="float" office:value="23.5523738861084">
                <text:p>23.5523738861084</text:p>
                <draw:g>
                  <svg:desc>Sheet2.K60:Sheet2.K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25.7204208374023">
                <text:p>25.7204208374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6.7424926757812">
                <text:p>26.7424926757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9794000867204">
                <text:p>-1.39794000867204</text:p>
              </table:table-cell>
              <table:table-cell office:value-type="float" office:value="28.0092220306396">
                <text:p>28.0092220306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9691001300806">
                <text:p>-2.09691001300806</text:p>
              </table:table-cell>
              <table:table-cell office:value-type="float" office:value="30.5328121185303">
                <text:p>30.5328121185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